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 manifest:full-path="Pictures/TablePreview4.svm"/>
  <manifest:file-entry manifest:media-type="" manifest:full-path="Pictures/TablePreview3.svm"/>
  <manifest:file-entry manifest:media-type="" manifest:full-path="Pictures/TablePreview2.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6.768cm"/>
    </style:style>
    <style:style style:name="gr2" style:family="graphic" style:parent-style-name="standard">
      <style:graphic-properties draw:fill="solid" draw:fill-color="#00dcff" draw:textarea-horizontal-align="justify" draw:textarea-vertical-align="middle" draw:auto-grow-height="false"/>
    </style:style>
    <style:style style:name="gr3" style:family="graphic" style:parent-style-name="standard">
      <style:graphic-properties draw:fill="solid" draw:fill-color="#94bd5e" draw:textarea-horizontal-align="justify" draw:textarea-vertical-align="middle" draw:auto-grow-height="false"/>
    </style:style>
    <style:style style:name="gr4" style:family="graphic" style:parent-style-name="standard">
      <style:graphic-properties draw:fill="solid" draw:fill-color="#23ff23" draw:textarea-horizontal-align="justify" draw:textarea-vertical-align="middle" draw:auto-grow-height="false"/>
    </style:style>
    <style:style style:name="gr5" style:family="graphic" style:parent-style-name="objectwithoutfill">
      <style:graphic-properties draw:marker-end="Arrow" draw:marker-end-width="0.3cm" draw:fill="none" draw:fill-color="#aecf00"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marker-end="Arrowheads_20_2" draw:marker-end-width="0.356cm" draw:fill="none" draw:fill-color="#aecf00" draw:textarea-vertical-align="middle"/>
    </style:style>
    <style:style style:name="gr8" style:family="graphic" style:parent-style-name="objectwithoutfill">
      <style:graphic-properties draw:marker-end="" draw:marker-end-width="0.356cm" draw:fill="none" draw:fill-color="#aecf00" draw:textarea-vertical-align="middle" draw:shadow-offset-x="0.203cm" draw:shadow-offset-y="0.203cm"/>
    </style:style>
    <style:style style:name="gr9" style:family="graphic">
      <style:graphic-properties style:protect="size"/>
    </style:style>
    <style:style style:name="gr10" style:family="graphic" style:parent-style-name="standard">
      <style:graphic-properties draw:stroke="none" draw:fill="none" fo:min-height="13.212cm"/>
    </style:style>
    <style:style style:name="gr11" style:family="graphic" style:parent-style-name="standard">
      <style:graphic-properties draw:stroke="none" draw:fill="none" fo:min-height="4.986cm"/>
    </style:style>
    <style:style style:name="pr1" style:family="presentation" style:parent-style-name="Default-title">
      <style:graphic-properties fo:min-height="2.211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title">
      <style:graphic-properties fo:min-height="1.957cm"/>
    </style:style>
    <style:style style:name="pr5" style:family="presentation" style:parent-style-name="Default-outline1">
      <style:graphic-properties fo:min-height="11.929cm"/>
    </style:style>
    <style:style style:name="co1" style:family="table-column">
      <style:table-column-properties style:column-width="2.398cm" style:use-optimal-column-width="false"/>
    </style:style>
    <style:style style:name="co2" style:family="table-column">
      <style:table-column-properties style:column-width="2.436cm" style:use-optimal-column-width="false"/>
    </style:style>
    <style:style style:name="ro1" style:family="table-row">
      <style:table-row-properties style:row-height="0.954cm"/>
    </style:style>
    <style:style style:name="ro2" style:family="table-row">
      <style:table-row-properties style:row-height="2.094cm"/>
    </style:style>
    <style:style style:name="ro3" style:family="table-row">
      <style:table-row-properties style:row-height="1.701cm"/>
    </style:style>
    <style:style style:name="ce1" style:family="table-cell">
      <style:graphic-properties style:repeat="repeat" fo:padding-top="0.1cm" fo:padding-bottom="0.1cm" fo:padding-left="0.1cm" fo:padding-right="0.1cm"/>
      <style:paragraph-properties fo:border="none"/>
      <style:text-properties fo:font-size="16pt" style:font-size-asian="16pt" style:font-size-complex="16pt"/>
    </style:style>
    <style:style style:name="ce2" style:family="table-cell">
      <style:graphic-properties style:repeat="repeat"/>
      <style:paragraph-properties fo:border-left="0.001cm solid #ffffff" fo:border-right="0.001cm solid #ffffff" fo:border-top="none" fo:border-bottom="0.001cm solid #ffffff"/>
    </style:style>
    <style:style style:name="ce3" style:family="table-cell">
      <style:graphic-properties style:repeat="repeat"/>
      <style:paragraph-properties fo:border-left="0.001cm solid #ffffff" fo:border-right="0.001cm solid #ffffff" fo:border-top="none" fo:border-bottom="0.001cm solid #ffffff"/>
      <style:text-properties fo:color="#b80047" fo:font-family="'Courier New'" style:font-family-generic="modern" style:font-pitch="fixed" fo:font-weight="bold" style:font-weight-asian="bold" style:font-weight-complex="bold"/>
    </style:style>
    <style:style style:name="P1" style:family="paragraph">
      <style:paragraph-properties fo:text-align="start"/>
    </style:style>
    <style:style style:name="P2" style:family="paragraph">
      <style:text-properties fo:font-size="16pt" style:font-size-asian="16pt" style:font-size-complex="16pt"/>
    </style:style>
    <style:style style:name="P3" style:family="paragraph">
      <style:paragraph-properties fo:text-align="center"/>
    </style:style>
    <style:style style:name="P4" style:family="paragraph">
      <style:text-properties fo:color="#b80047" fo:font-weight="bold" style:font-weight-asian="bold" style:font-weight-complex="bold"/>
    </style:style>
    <style:style style:name="P5" style:family="paragraph">
      <style:text-properties fo:font-size="20pt"/>
    </style:style>
    <style:style style:name="P6" style:family="paragraph">
      <style:text-properties fo:font-size="16pt"/>
    </style:style>
    <style:style style:name="P7" style:family="paragraph">
      <style:text-properties fo:font-size="44pt" style:font-size-asian="44pt" style:font-size-complex="44pt"/>
    </style:style>
    <style:style style:name="P8" style:family="paragraph">
      <style:paragraph-properties fo:margin-top="0cm" fo:margin-bottom="0.127cm"/>
      <style:text-properties fo:font-size="10pt" style:font-size-asian="10pt" style:font-size-complex="10pt"/>
    </style:style>
    <style:style style:name="P9" style:family="paragraph">
      <style:paragraph-properties fo:margin-top="0cm" fo:margin-bottom="0.127cm"/>
      <style:text-properties fo:font-family="'Courier New'" style:font-family-generic="modern" style:font-pitch="fixed" fo:font-size="10pt" style:font-size-asian="10pt" style:font-size-complex="10pt"/>
    </style:style>
    <style:style style:name="P10" style:family="paragraph">
      <style:text-properties fo:font-size="20pt" style:font-size-asian="20pt" style:font-size-complex="20pt"/>
    </style:style>
    <style:style style:name="P11" style:family="paragraph">
      <style:paragraph-properties fo:margin-top="0cm" fo:margin-bottom="0.254cm"/>
    </style:style>
    <style:style style:name="P12" style:family="paragraph">
      <style:paragraph-properties fo:margin-top="0cm" fo:margin-bottom="0.254cm"/>
      <style:text-properties fo:font-size="16pt" style:font-size-asian="16pt" style:font-size-complex="16pt"/>
    </style:style>
    <style:style style:name="P13" style:family="paragraph">
      <style:text-properties fo:font-size="36pt" style:font-size-asian="36pt" style:font-size-complex="36pt"/>
    </style:style>
    <style:style style:name="T1" style:family="text">
      <style:text-properties fo:font-size="16pt" style:text-underline-style="none" style:font-size-asian="16pt" style:font-size-complex="16pt"/>
    </style:style>
    <style:style style:name="T2" style:family="text">
      <style:text-properties fo:font-size="16pt" style:font-size-asian="16pt" style:font-size-complex="16pt"/>
    </style:style>
    <style:style style:name="T3" style:family="text">
      <style:text-properties fo:color="#b80047" fo:font-weight="bold" style:font-weight-asian="bold" style:font-weight-complex="bold"/>
    </style:style>
    <style:style style:name="T4" style:family="text">
      <style:text-properties fo:color="#b80047" fo:font-family="'Courier New'" style:font-family-generic="modern" style:font-pitch="fixed" fo:font-size="18pt" style:font-size-asian="18pt" style:font-size-complex="18pt"/>
    </style:style>
    <style:style style:name="T5" style:family="text">
      <style:text-properties fo:color="#b80047" fo:font-family="'Courier New'" style:font-family-generic="modern" style:font-pitch="fixed" fo:font-size="16pt" style:font-size-asian="16pt" style:font-size-complex="16pt"/>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fo:font-size="44pt" style:font-size-asian="44pt" style:font-size-complex="44pt"/>
    </style:style>
    <style:style style:name="T8" style:family="text">
      <style:text-properties fo:color="#b80047" fo:font-family="'Courier New'" style:font-family-generic="modern" style:font-pitch="fixed" fo:font-weight="bold" style:font-weight-asian="bold" style:font-weight-complex="bold"/>
    </style:style>
    <style:style style:name="T9" style:family="text">
      <style:text-properties fo:font-size="40pt" style:font-size-asian="40pt" style:font-size-complex="40pt"/>
    </style:style>
    <style:style style:name="T10" style:family="text">
      <style:text-properties fo:font-size="26pt" style:font-size-asian="26pt" style:font-size-complex="26pt"/>
    </style:style>
    <style:style style:name="T11" style:family="text">
      <style:text-properties fo:color="#b80047" fo:font-family="'Courier New'" style:font-family-generic="modern" style:font-pitch="fixed" fo:font-size="26pt" fo:font-weight="bold" style:font-size-asian="26pt" style:font-weight-asian="bold" style:font-size-complex="26pt" style:font-weight-complex="bold"/>
    </style:style>
    <style:style style:name="T12" style:family="text">
      <style:text-properties fo:font-family="'Courier New'" style:font-family-generic="modern" style:font-pitch="fixed" fo:font-size="10pt" style:font-size-asian="10pt" style:font-size-complex="10pt"/>
    </style:style>
    <style:style style:name="T13" style:family="text">
      <style:text-properties fo:font-size="20pt" style:font-size-asian="20pt" style:font-size-complex="20pt"/>
    </style:style>
    <style:style style:name="T14" style:family="text">
      <style:text-properties fo:color="#b80047" fo:font-family="'Courier New'" style:font-family-generic="modern" style:font-pitch="fixed" fo:font-size="20pt" fo:text-shadow="none" fo:font-weight="bold" style:font-size-asian="20pt" style:font-weight-asian="bold" style:font-size-complex="20pt" style:font-weight-complex="bold"/>
    </style:style>
    <style:style style:name="T15" style:family="text">
      <style:text-properties fo:color="#b80047" fo:font-family="'Courier New'" style:font-family-generic="modern" style:font-pitch="fixed" fo:font-size="20pt" fo:font-weight="bold" style:font-size-asian="20pt" style:font-weight-asian="bold" style:font-size-complex="20pt" style:font-weight-complex="bold"/>
    </style:style>
    <style:style style:name="T16" style:family="text">
      <style:text-properties fo:color="#b80047" fo:font-family="'Courier New'" style:font-family-generic="modern" style:font-pitch="fixed" fo:font-size="16pt" style:font-size-asian="16pt" style:font-size-complex="16pt"/>
    </style:style>
    <style:style style:name="T17" style:family="text">
      <style:text-properties fo:color="#b80047" fo:font-family="'Courier New'" style:font-family-generic="modern" style:font-pitch="fixed" fo:font-size="16pt" fo:text-shadow="none" fo:font-weight="bold" style:font-size-asian="16pt" style:font-weight-asian="bold" style:font-size-complex="16pt" style:font-weight-complex="bold"/>
    </style:style>
    <style:style style:name="T18" style:family="text">
      <style:text-properties fo:font-family="'Courier New'" style:font-family-generic="modern" style:font-pitch="fixed" fo:font-size="16pt" style:font-size-asian="16pt" style:font-size-complex="16pt"/>
    </style:style>
    <style:style style:name="T19" style:family="text">
      <style:text-properties fo:color="#b80047" fo:font-size="16pt" style:font-size-asian="16pt" style:font-size-complex="16pt"/>
    </style:style>
    <style:style style:name="T20" style:family="text">
      <style:text-properties fo:font-size="36pt" style:font-size-asian="36pt" style:font-size-complex="36pt"/>
    </style:style>
    <style:style style:name="T21" style:family="text">
      <style:text-properties fo:color="#b80047" fo:font-family="'Courier New'" style:font-family-generic="modern" style:font-pitch="fixed"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211cm" svg:x="1.4cm" svg:y="0.537cm" presentation:class="title" presentation:user-transformed="true">
          <draw:text-box>
            <text:p text:style-name="P1">mpy compilation description</text:p>
          </draw:text-box>
        </draw:frame>
        <draw:frame draw:style-name="gr1" draw:text-style-name="P2" draw:layer="layout" svg:width="26.163cm" svg:height="17.018cm" svg:x="1.016cm" svg:y="3.302cm">
          <draw:text-box>
            <text:p><text:span text:style-name="T1">The mpyEditor is used to edit the users mpy code and also to compile and flash it into the microcontroller. The mpyEditor is actually a plug-in to the Editra editor. The mpyEditor installation contains several programs that are used to perform the compilation process. prog.py is the top level module that is launched by the mpyEditor. prog.py first runs the mpy2c.py module that turns the users .mpy code into C code. It then runs the gcc compiler to produce machine code, it lastly runs the mspdebug program that flashes the program into the microcontroller. <text:s/>The mpyEditor also starts a console window that allows any print messages from the microcontroller to be displayed on the mpyEditor console window. <text:s/></text:span></text:p>
            <text:p><text:span text:style-name="T1"/></text:p>
            <text:p><text:span text:style-name="T1"/></text:p>
            <text:p><text:span text:style-name="T1"><text:s/></text:span></text:p>
            <text:p><text:span text:style-name="T1"/></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Although mpy code is legal Python code, mpy is actually translated into 'C' and compiled into microcontroller machine code using the gcc compiler. For this reason mpy supports only simple Python language features that closely map to the C language. mpy is a very light weight subset of the Python language. This allows it to be used on small microcontrollers with small memory.</text:span></text:p>
          </draw:text-box>
        </draw:frame>
        <draw:custom-shape draw:style-name="gr2" draw:text-style-name="P3" draw:layer="layout" svg:width="4.064cm" svg:height="1.524cm" svg:x="10.914cm" svg:y="8.636cm">
          <text:p text:style-name="P3">mpyEditor</text:p>
          <text:p text:style-name="P3">(Editra)</text:p>
          <draw:enhanced-geometry svg:viewBox="0 0 21600 21600" draw:type="rectangle" draw:enhanced-path="M 0 0 L 21600 0 21600 21600 0 21600 0 0 Z N"/>
        </draw:custom-shape>
        <draw:custom-shape draw:style-name="gr3" draw:text-style-name="P3" draw:layer="layout" svg:width="4.064cm" svg:height="1.524cm" svg:x="10.914cm" svg:y="10.922cm">
          <text:p text:style-name="P3">prog.py</text:p>
          <draw:enhanced-geometry svg:viewBox="0 0 21600 21600" draw:type="rectangle" draw:enhanced-path="M 0 0 L 21600 0 21600 21600 0 21600 0 0 Z N"/>
        </draw:custom-shape>
        <draw:custom-shape draw:style-name="gr4" draw:text-style-name="P3" draw:layer="layout" svg:width="4.064cm" svg:height="1.524cm" svg:x="5.842cm" svg:y="13.208cm">
          <text:p text:style-name="P3">mpy2c.py</text:p>
          <draw:enhanced-geometry svg:viewBox="0 0 21600 21600" draw:type="rectangle" draw:enhanced-path="M 0 0 L 21600 0 21600 21600 0 21600 0 0 Z N"/>
        </draw:custom-shape>
        <draw:custom-shape draw:style-name="gr4" draw:text-style-name="P3" draw:layer="layout" svg:width="4.064cm" svg:height="1.524cm" svg:x="10.922cm" svg:y="13.208cm">
          <text:p text:style-name="P3">mspgcc</text:p>
          <draw:enhanced-geometry svg:viewBox="0 0 21600 21600" draw:type="rectangle" draw:enhanced-path="M 0 0 L 21600 0 21600 21600 0 21600 0 0 Z N"/>
        </draw:custom-shape>
        <draw:custom-shape draw:style-name="gr4" draw:text-style-name="P3" draw:layer="layout" svg:width="4.064cm" svg:height="1.524cm" svg:x="16.002cm" svg:y="13.208cm">
          <text:p text:style-name="P3">mspdebug</text:p>
          <draw:enhanced-geometry svg:viewBox="0 0 21600 21600" draw:type="rectangle" draw:enhanced-path="M 0 0 L 21600 0 21600 21600 0 21600 0 0 Z N"/>
        </draw:custom-shape>
        <draw:line draw:style-name="gr5" draw:text-style-name="P3" draw:layer="layout" svg:x1="12.954cm" svg:y1="10.16cm" svg:x2="12.954cm" svg:y2="10.922cm">
          <text:p/>
        </draw:line>
        <draw:line draw:style-name="gr5" draw:text-style-name="P3" draw:layer="layout" svg:x1="11.176cm" svg:y1="12.446cm" svg:x2="9.652cm" svg:y2="13.208cm">
          <text:p/>
        </draw:line>
        <draw:line draw:style-name="gr5" draw:text-style-name="P3" draw:layer="layout" svg:x1="12.954cm" svg:y1="12.446cm" svg:x2="12.954cm" svg:y2="13.208cm">
          <text:p/>
        </draw:line>
        <draw:line draw:style-name="gr5" draw:text-style-name="P3" draw:layer="layout" svg:x1="14.978cm" svg:y1="12.446cm" svg:x2="16.002cm" svg:y2="13.208cm">
          <text:p/>
        </draw:line>
        <draw:frame draw:style-name="gr6" draw:text-style-name="P4" draw:layer="layout" svg:width="3.643cm" svg:height="0.983cm" svg:x="4.993cm" svg:y="8.89cm">
          <draw:text-box>
            <text:p><text:span text:style-name="T3">&lt;file&gt;.mpy</text:span></text:p>
          </draw:text-box>
        </draw:frame>
        <draw:line draw:style-name="gr5" draw:text-style-name="P3" draw:layer="layout" svg:x1="8.89cm" svg:y1="9.398cm" svg:x2="10.914cm" svg:y2="9.398cm">
          <text:p/>
        </draw:line>
        <draw:g>
          <draw:path draw:style-name="gr7" draw:text-style-name="P3" draw:layer="layout" svg:width="2.095cm" svg:height="0.532cm" draw:transform="skewX (-0.22392574303083) rotate (-0.677362282700058) translate (9.03495708016801cm 14.4345304457923cm)" svg:viewBox="0 0 2096 533" svg:d="m0 323c1117 618 2096-323 2096-323">
            <text:p/>
          </draw:path>
          <draw:path draw:style-name="gr8" draw:text-style-name="P3" draw:layer="layout" svg:width="2.095cm" svg:height="0.532cm" draw:transform="skewX (0.223751210105631) rotate (0.677362282698871) translate (10.16cm 15.748cm)" svg:viewBox="0 0 2096 533" svg:d="m2096 323c-1117 618-2096-323-2096-323">
            <text:p/>
          </draw:path>
        </draw:g>
        <draw:g>
          <draw:path draw:style-name="gr7" draw:text-style-name="P3" draw:layer="layout" svg:width="2.095cm" svg:height="0.532cm" draw:transform="skewX (-0.22392574303083) rotate (-0.677362282700058) translate (14.114957080168cm 14.4345304457923cm)" svg:viewBox="0 0 2096 533" svg:d="m0 323c1117 618 2096-323 2096-323">
            <text:p/>
          </draw:path>
          <draw:path draw:style-name="gr8" draw:text-style-name="P3" draw:layer="layout" svg:width="2.095cm" svg:height="0.532cm" draw:transform="skewX (0.223751210105631) rotate (0.677362282698871) translate (15.24cm 15.748cm)" svg:viewBox="0 0 2096 533" svg:d="m2096 323c-1117 618-2096-323-2096-323">
            <text:p/>
          </draw:path>
        </draw:g>
        <draw:path draw:style-name="gr7" draw:text-style-name="P3" draw:layer="layout" svg:width="2.095cm" svg:height="0.532cm" draw:transform="skewX (-0.22392574303083) rotate (-0.677362282700058) translate (19.702957080168cm 14.4345304457923cm)" svg:viewBox="0 0 2096 533" svg:d="m0 323c1117 618 2096-323 2096-323">
          <text:p/>
        </draw:path>
        <draw:frame draw:style-name="gr6" draw:text-style-name="P4" draw:layer="layout" svg:width="2.695cm" svg:height="0.983cm" svg:x="8.795cm" svg:y="16.002cm">
          <draw:text-box>
            <text:p><text:span text:style-name="T3">&lt;file&gt;.c</text:span></text:p>
          </draw:text-box>
        </draw:frame>
        <draw:frame draw:style-name="gr6" draw:text-style-name="P4" draw:layer="layout" svg:width="3.084cm" svg:height="0.983cm" svg:x="13.97cm" svg:y="15.902cm">
          <draw:text-box>
            <text:p><text:span text:style-name="T3">&lt;file&gt;.elf</text:span></text:p>
          </draw:text-box>
        </draw:frame>
        <draw:frame draw:style-name="gr6" draw:text-style-name="P4" draw:layer="layout" svg:width="5.125cm" svg:height="0.983cm" svg:x="21.844cm" svg:y="15.24cm">
          <draw:text-box>
            <text:p><text:span text:style-name="T3">Microcontroller</text:span></text:p>
          </draw:text-box>
        </draw:frame>
        <presentation:notes draw:style-name="dp2">
          <draw:page-thumbnail draw:style-name="gr9"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2.211cm" svg:x="1.217cm" svg:y="0.329cm" presentation:class="title" presentation:user-transformed="true">
          <draw:text-box>
            <text:p text:style-name="P1">mpy compilation </text:p>
          </draw:text-box>
        </draw:frame>
        <draw:frame draw:style-name="gr10" draw:text-style-name="P2" draw:layer="layout" svg:width="26.163cm" svg:height="13.462cm" svg:x="1.217cm" svg:y="2.794cm">
          <draw:text-box>
            <text:p><text:span text:style-name="T2"/></text:p>
            <text:p><text:span text:style-name="T2">When prog.py runs it launches the mpy2c.py , gcc, and mspdebug. If there are no errors</text:span></text:p>
            <text:p><text:span text:style-name="T2">a few info lines are written out. If there are any errors found then the full output is output into the mpyEditor console window. Errors lines which match the pattern:</text:span></text:p>
            <text:p><text:span text:style-name="T4"><text:s/></text:span><text:span text:style-name="T5">' File "%s", line %s '</text:span></text:p>
            <text:p><text:span text:style-name="T2">are turned into a hotspot line (colored red with hyperlink) when the user clicks on the hotspot line the error line in the source mpy file is borught into focus.</text:span></text:p>
            <text:p><text:span text:style-name="T2"/></text:p>
            <text:p><text:span text:style-name="T2">prog.py has a function hotspotify_c_log() which takes the mspgcc log output and looks for certain errors, and inserts the hotspot line above.</text:span></text:p>
            <text:p><text:span text:style-name="T2"/></text:p>
            <text:p><text:span text:style-name="T2">The c file produced by mpy2c has comments added at the end of each line which point to the source mpy file and linenumber. So if the error is detected by the gcc compiler the hospotify_c_log will point to the correct line number in the mpy file (as well as the c file linenumber)</text:span></text:p>
          </draw:text-box>
        </draw:frame>
        <presentation:notes draw:style-name="dp2">
          <draw:page-thumbnail draw:style-name="gr9"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2.211cm" svg:x="1.217cm" svg:y="0.329cm" presentation:class="title" presentation:user-transformed="true">
          <draw:text-box>
            <text:p text:style-name="P1">mpy2c.py</text:p>
          </draw:text-box>
        </draw:frame>
        <draw:frame draw:style-name="gr10" draw:text-style-name="P2" draw:layer="layout" svg:width="26.163cm" svg:height="14.133cm" svg:x="1.217cm" svg:y="2.794cm">
          <draw:text-box>
            <text:p text:style-name="P6">mpy2c.py command line arguments </text:p>
            <text:p text:style-name="P6"><text:span text:style-name="T2"><text:tab/></text:span><text:span text:style-name="T2">&lt;install_dir&gt;\mpy_editor\mpy\mpy2c.py <text:s/>&lt;mpydir&gt; <text:s/>&lt;mpyfile&gt; <text:s/>&lt;chip_id&gt; <text:s/>&lt;hfile&gt; <text:s/>&lt;debug&gt;</text:span></text:p>
            <text:p text:style-name="P6"><text:span text:style-name="T2"/></text:p>
            <text:p text:style-name="P6"><text:span text:style-name="T6">Overview of mpy2c.py </text:span></text:p>
            <text:p text:style-name="P6"><text:span text:style-name="T2">Program mpy2c.py reads the users source file(s) and writes out a C file, which is subsequently compiled into machine code and flashed onto the microcontroller.</text:span></text:p>
            <text:p text:style-name="P6"><text:span text:style-name="T2"/></text:p>
            <text:p text:style-name="P6"><text:span text:style-name="T2">mpy2c first reads in the users source code using the Python 'ast' parser. This ensures that the mpy code obeys the basic Python syntax rules. Errors are reported onto the console where the user can 'hotspot' click on them to highlight the source of the error.</text:span></text:p>
            <text:p text:style-name="P6"><text:span text:style-name="T2"/></text:p>
            <text:p text:style-name="P6"><text:span text:style-name="T2">Several operations are performed on the code to turn it into C. These include adding ';' and braces { }, and add ing the variable type declaration, and translating the 'for' statements and handles the 'print' function. See later slide for the sequence of operations.</text:span></text:p>
            <text:p text:style-name="P6"><text:span text:style-name="T2"/></text:p>
            <text:p text:style-name="P6"><text:span text:style-name="T2">Several features are added into mpy to minimize the memory used.</text:span></text:p>
            <text:p text:style-name="P6"><text:span text:style-name="T2">Many hardware functions are implemented using macros this allows them to be implemented inline so that the compiler can better optimize the code.</text:span></text:p>
            <text:p text:style-name="P6"><text:span text:style-name="T2"/></text:p>
            <text:p text:style-name="P6"><text:span text:style-name="T2">mpy2c.py reads in the .h define file for the microcontroller so that all defines available from the C environment are also available within mpy. This allows complete access to the microcontroller <text:s/>hardware registers using the manufacturers documented register names. <text:s text:c="2"/></text:span></text:p>
          </draw:text-box>
        </draw:frame>
        <presentation:notes draw:style-name="dp2">
          <draw:page-thumbnail draw:style-name="gr9"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text:span text:style-name="T7">mpy2c walk node function</text:span><text:span text:style-name="T7"><text:line-break/></text:span><text:span text:style-name="T7"/></text:p>
          </draw:text-box>
        </draw:frame>
        <draw:frame draw:style-name="gr11" draw:layer="layout" svg:width="25.725cm" svg:height="5.236cm" svg:x="1.707cm" svg:y="3.556cm">
          <draw:text-box>
            <text:p>The .mpy code is first read using the Python 'ast' module, this creates an 'abstract syntax tree' structure which is traversed using the walk_node() function. This is a recursive function. As it scans the 'ast' it tracks many parameters (they are listed in the table below), and are used to identify the nature of each token. As the tree is scanned a semi translated (to C) output list is built in self.op, this is a linear list which is used as a working buffer so that the subsequent functions operate on it to complete the translation process.</text:p>
          </draw:text-box>
        </draw:frame>
        <draw:frame draw:style-name="standard" draw:layer="layout" svg:width="26.415cm" svg:height="3.066cm" svg:x="1.002cm" svg:y="8.906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pfx</text:p>
              </table:table-cell>
              <table:table-cell>
                <text:p><text:span text:style-name="T2">node_</text:span></text:p>
                <text:p><text:span text:style-name="T2">or_</text:span></text:p>
                <text:p><text:span text:style-name="T2">field</text:span></text:p>
              </table:table-cell>
              <table:table-cell>
                <text:p><text:span text:style-name="T2">parent_node_</text:span></text:p>
                <text:p><text:span text:style-name="T2">name</text:span></text:p>
              </table:table-cell>
              <table:table-cell>
                <text:p><text:span text:style-name="T2">node_</text:span></text:p>
                <text:p><text:span text:style-name="T2">name</text:span></text:p>
              </table:table-cell>
              <table:table-cell>
                <text:p><text:span text:style-name="T2">parent_arg_</text:span></text:p>
                <text:p><text:span text:style-name="T2">name</text:span></text:p>
              </table:table-cell>
              <table:table-cell>
                <text:p><text:span text:style-name="T2">arg_</text:span></text:p>
                <text:p><text:span text:style-name="T2">name</text:span></text:p>
              </table:table-cell>
              <table:table-cell>
                <text:p><text:span text:style-name="T2">node0_</text:span></text:p>
                <text:p><text:span text:style-name="T2">name</text:span></text:p>
              </table:table-cell>
              <table:table-cell>
                <text:p><text:span text:style-name="T2">first_</text:span></text:p>
                <text:p><text:span text:style-name="T2">node_name</text:span></text:p>
              </table:table-cell>
              <table:table-cell>
                <text:p><text:span text:style-name="T2">parent_</text:span></text:p>
                <text:p><text:span text:style-name="T2">first_</text:span></text:p>
                <text:p><text:span text:style-name="T2">name</text:span></text:p>
              </table:table-cell>
              <table:table-cell>
                <text:p><text:span text:style-name="T2">node</text:span></text:p>
              </table:table-cell>
              <table:table-cell>
                <text:p><text:span text:style-name="T2">typ</text:span></text:p>
              </table:table-cell>
            </table:table-row>
            <table:table-row table:style-name="ro1" table:default-cell-style-name="ce2">
              <table:table-cell/>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standard" draw:layer="layout" svg:width="21.581cm" svg:height="3.794cm" svg:x="1.117cm" svg:y="13.466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row table:style-name="ro2" table:default-cell-style-name="ce1">
              <table:table-cell>
                <text:p>Txt </text:p>
                <text:p>[0]</text:p>
              </table:table-cell>
              <table:table-cell>
                <text:p><text:span text:style-name="T2">vardef</text:span></text:p>
                <text:p><text:span text:style-name="T2">[1]</text:span></text:p>
              </table:table-cell>
              <table:table-cell>
                <text:p><text:span text:style-name="T2">scope</text:span></text:p>
                <text:p><text:span text:style-name="T2">[2]</text:span></text:p>
              </table:table-cell>
              <table:table-cell>
                <text:p><text:span text:style-name="T2">level</text:span></text:p>
                <text:p><text:span text:style-name="T2">[3]</text:span></text:p>
              </table:table-cell>
              <table:table-cell>
                <text:p><text:span text:style-name="T2">linenum</text:span></text:p>
                <text:p><text:span text:style-name="T2">[4]</text:span></text:p>
              </table:table-cell>
              <table:table-cell>
                <text:p><text:span text:style-name="T2">marker</text:span></text:p>
                <text:p><text:span text:style-name="T2">[5]</text:span></text:p>
              </table:table-cell>
              <table:table-cell>
                <text:p><text:span text:style-name="T2">indent</text:span></text:p>
                <text:p><text:span text:style-name="T2">[6]</text:span></text:p>
              </table:table-cell>
              <table:table-cell>
                <text:p><text:span text:style-name="T2">node_</text:span></text:p>
                <text:p><text:span text:style-name="T2">name</text:span></text:p>
                <text:p><text:span text:style-name="T2">[7]</text:span></text:p>
              </table:table-cell>
              <table:table-cell>
                <text:p><text:span text:style-name="T2">file</text:span></text:p>
                <text:p><text:span text:style-name="T2">[8]</text:span></text:p>
              </table:table-cell>
            </table:table-row>
            <table:table-row table:style-name="ro3" table:default-cell-style-name="ce3">
              <table:table-cell>
                <text:p><text:span text:style-name="T8">'x'</text:span></text:p>
              </table:table-cell>
              <table:table-cell>
                <text:p><text:span text:style-name="T8">True</text:span></text:p>
              </table:table-cell>
              <table:table-cell>
                <text:p><text:span text:style-name="T8">main</text:span></text:p>
              </table:table-cell>
              <table:table-cell>
                <text:p><text:span text:style-name="T8">6</text:span></text:p>
              </table:table-cell>
              <table:table-cell>
                <text:p><text:span text:style-name="T8">95</text:span></text:p>
              </table:table-cell>
              <table:table-cell>
                <text:p><text:span text:style-name="T8">for_list</text:span></text:p>
              </table:table-cell>
              <table:table-cell>
                <text:p><text:span text:style-name="T8">5</text:span></text:p>
              </table:table-cell>
              <table:table-cell>
                <text:p><text:span text:style-name="T8">list</text:span></text:p>
              </table:table-cell>
              <table:table-cell>
                <text:p><text:span text:style-name="T8">tmp.mpy</text:span></text:p>
              </table:table-cell>
            </table:table-row>
          </table:table>
          <draw:image xlink:href="Pictures/TablePreview2.svm" xlink:type="simple" xlink:show="embed" xlink:actuate="onLoad"/>
        </draw:frame>
        <presentation:notes draw:style-name="dp2">
          <draw:page-thumbnail draw:style-name="gr9"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77cm" svg:x="1.4cm" svg:y="0.477cm" presentation:class="title" presentation:user-transformed="true">
          <draw:text-box>
            <text:p><text:span text:style-name="T9">debug output for walk_node()</text:span><text:line-break/><text:span text:style-name="T10">(enabled with </text:span><text:span text:style-name="T11">__mpy_verbose_debug_on__</text:span><text:span text:style-name="T10"> ) </text:span></text:p>
          </draw:text-box>
        </draw:frame>
        <draw:frame presentation:style-name="pr5" draw:text-style-name="P9" draw:layer="layout" svg:width="36.83cm" svg:height="11.798cm" svg:x="0.754cm" svg:y="5.658cm" presentation:class="outline" presentation:user-transformed="true">
          <draw:text-box>
            <text:p text:style-name="P8"><text:span text:style-name="T12"/></text:p>
            <text:p text:style-name="P8"><text:span text:style-name="T12"/></text:p>
            <text:p text:style-name="P8"><text:span text:style-name="T12">============================================================================================</text:span></text:p>
            <text:p text:style-name="P8"><text:span text:style-name="T12">(mpy) line = <text:s/>lcount = 0</text:span></text:p>
            <text:p text:style-name="P8"><text:span text:style-name="T12">..............................................................</text:span></text:p>
            <text:p text:style-name="P8"><text:span text:style-name="T12">(walk_node) <text:s/>. <text:s text:c="2"/>. <text:s text:c="2"/>. <text:s text:c="3"/>NOD list Assign body None None Module list &lt;_ast.Assign object at 0x0249EB50&gt; F</text:span></text:p>
            <text:p text:style-name="P8"><text:span text:style-name="T12">(walk_node) <text:s/>. <text:s text:c="2"/>. <text:s text:c="2"/>. <text:s text:c="2"/>. <text:s text:c="3"/>FLD Assign list None targets Name list Module [&lt;_ast.Name object at 0x0249EB70&gt;] L</text:span></text:p>
            <text:p text:style-name="P8"><text:span text:style-name="T12">(walk_node) <text:s/>. <text:s text:c="2"/>. <text:s text:c="2"/>. <text:s text:c="2"/>. <text:s text:c="2"/>. <text:s text:c="3"/>NOD list Name targets None None Assign list &lt;_ast.Name object at 0x0249EB70&gt; F</text:span></text:p>
            <text:p text:style-name="P8"><text:span text:style-name="T12">(walk_node) <text:s/>. <text:s text:c="2"/>. <text:s text:c="2"/>. <text:s text:c="2"/>. <text:s text:c="2"/>. <text:s text:c="2"/>. <text:s text:c="3"/>FLD Name str None id None str Assign lcount ?</text:span></text:p>
            <text:p text:style-name="P8"><text:span text:style-name="T12">(walk_node) <text:s/>. <text:s text:c="2"/>. <text:s text:c="2"/>. <text:s text:c="2"/>. <text:s text:c="2"/>. <text:s text:c="2"/>. <text:s text:c="3"/>FLD Name Store None ctx None str Assign &lt;_ast.Store object at 0x021FE6F0&gt; F</text:span></text:p>
            <text:p text:style-name="P8"><text:span text:style-name="T12">(walk_node) <text:s/>. <text:s text:c="2"/>. <text:s text:c="2"/>. <text:s text:c="2"/>. <text:s text:c="3"/>FLD Assign Num None value None list Module &lt;_ast.Num object at 0x0249EB90&gt; F</text:span></text:p>
            <text:p text:style-name="P8"><text:span text:style-name="T12">(walk_node) <text:s/>. <text:s text:c="2"/>. <text:s text:c="2"/>. <text:s text:c="2"/>. <text:s text:c="2"/>. <text:s text:c="3"/>FLD Num int value n None int list 0 ?</text:span></text:p>
            <text:p text:style-name="P8"><text:span text:style-name="T12"><text:s text:c="3"/></text:span><text:span text:style-name="T12">---------------------------------------------------------------------------------------------------------------------------</text:span></text:p>
            <text:p text:style-name="P8"><text:span text:style-name="T12"><text:s text:c="3"/></text:span><text:span text:style-name="T12">Txt <text:s text:c="16"/>VarDef <text:s text:c="5"/>Scope <text:s text:c="5"/>Level <text:s text:c="3"/>Linenum <text:s text:c="9"/>Marker <text:s text:c="4"/>Indent <text:s/>node_name <text:s text:c="6"/>file</text:span></text:p>
            <text:p text:style-name="P8"><text:span text:style-name="T12"><text:s text:c="3"/></text:span><text:span text:style-name="T12">0 <text:s text:c="23"/>1 <text:s text:c="9"/>2 <text:s text:c="9"/>3 <text:s text:c="9"/>4 <text:s text:c="14"/>5 <text:s text:c="9"/>6 <text:s text:c="9"/>7 <text:s text:c="9"/>8</text:span></text:p>
            <text:p text:style-name="P8"><text:span text:style-name="T12"><text:s text:c="3"/></text:span><text:span text:style-name="T12">---------------------------------------------------------------------------------------------------------------------------</text:span></text:p>
            <text:p text:style-name="P8"><text:span text:style-name="T12"><text:s text:c="3"/></text:span><text:span text:style-name="T12">'lcount' <text:s text:c="13"/>True __top_level__ <text:s text:c="9"/>6 <text:s text:c="7"/>137 <text:s text:c="14"/>. <text:s text:c="9"/>3 <text:s text:c="7"/>str C:\MPY\mpy_play\ghost_chaser3_tmp1.mpy</text:span></text:p>
            <text:p text:style-name="P8"><text:span text:style-name="T12"><text:s text:c="3"/></text:span><text:span text:style-name="T12">'=' <text:s text:c="18"/>None __top_level__ <text:s text:c="9"/>4 <text:s text:c="7"/>137 <text:s text:c="14"/>. <text:s text:c="9"/>3 <text:s text:c="6"/>list C:\MPY\mpy_play\ghost_chaser3_tmp1.mpy</text:span></text:p>
            <text:p text:style-name="P8"><text:span text:style-name="T12"><text:s text:c="3"/></text:span><text:span text:style-name="T12">'0' <text:s text:c="17"/>False __top_level__ <text:s text:c="9"/>5 <text:s text:c="7"/>137 <text:s text:c="14"/>. <text:s text:c="9"/>3 <text:s text:c="7"/>int C:\MPY\mpy_play\ghost_chaser3_tmp1.mpy</text:span></text:p>
            <text:p text:style-name="P8"><text:span text:style-name="T12"><text:s text:c="3"/></text:span><text:span text:style-name="T12">';' <text:s text:c="18"/>None __top_level__ <text:s text:c="9"/>3 <text:s text:c="7"/>137 <text:s text:c="14"/>. <text:s text:c="9"/>3 <text:s text:c="4"/>Assign C:\MPY\mpy_play\ghost_chaser3_tmp1.mpy</text:span></text:p>
            <text:p text:style-name="P8"><text:span text:style-name="T12"><text:s/></text:span><text:span text:style-name="T12">op_line = &lt; lcount = 0 ; &gt;</text:span></text:p>
            <text:p text:style-name="P8"><text:span text:style-name="T12">============================================================================================</text:span></text:p>
          </draw:text-box>
        </draw:frame>
        <draw:frame draw:style-name="standard" draw:layer="layout" svg:width="26.415cm" svg:height="2.093cm" svg:x="0.963cm" svg:y="3.54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ext:p>pfx</text:p>
              </table:table-cell>
              <table:table-cell>
                <text:p><text:span text:style-name="T2">node_</text:span></text:p>
                <text:p><text:span text:style-name="T2">or_</text:span></text:p>
                <text:p><text:span text:style-name="T2">field</text:span></text:p>
              </table:table-cell>
              <table:table-cell>
                <text:p><text:span text:style-name="T2">parent_node_</text:span></text:p>
                <text:p><text:span text:style-name="T2">name</text:span></text:p>
              </table:table-cell>
              <table:table-cell>
                <text:p><text:span text:style-name="T2">node_</text:span></text:p>
                <text:p><text:span text:style-name="T2">name</text:span></text:p>
              </table:table-cell>
              <table:table-cell>
                <text:p><text:span text:style-name="T2">parent_arg_</text:span></text:p>
                <text:p><text:span text:style-name="T2">name</text:span></text:p>
              </table:table-cell>
              <table:table-cell>
                <text:p><text:span text:style-name="T2">arg_</text:span></text:p>
                <text:p><text:span text:style-name="T2">name</text:span></text:p>
              </table:table-cell>
              <table:table-cell>
                <text:p><text:span text:style-name="T2">node0_</text:span></text:p>
                <text:p><text:span text:style-name="T2">name</text:span></text:p>
              </table:table-cell>
              <table:table-cell>
                <text:p><text:span text:style-name="T2">first_</text:span></text:p>
                <text:p><text:span text:style-name="T2">node_name</text:span></text:p>
              </table:table-cell>
              <table:table-cell>
                <text:p><text:span text:style-name="T2">parent_</text:span></text:p>
                <text:p><text:span text:style-name="T2">first_</text:span></text:p>
                <text:p><text:span text:style-name="T2">name</text:span></text:p>
              </table:table-cell>
              <table:table-cell>
                <text:p><text:span text:style-name="T2">node</text:span></text:p>
              </table:table-cell>
              <table:table-cell>
                <text:p><text:span text:style-name="T2">typ</text:span></text:p>
              </table:table-cell>
            </table:table-row>
          </table:table>
          <draw:image xlink:href="Pictures/TablePreview3.svm" xlink:type="simple" xlink:show="embed" xlink:actuate="onLoad"/>
        </draw:frame>
        <draw:frame draw:style-name="standard" draw:layer="layout" svg:width="21.581cm" svg:height="2.093cm" svg:x="2.197cm" svg:y="18.22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ext:p>Txt </text:p>
                <text:p>[0]</text:p>
              </table:table-cell>
              <table:table-cell>
                <text:p><text:span text:style-name="T2">vardef</text:span></text:p>
                <text:p><text:span text:style-name="T2">[1]</text:span></text:p>
              </table:table-cell>
              <table:table-cell>
                <text:p><text:span text:style-name="T2">scope</text:span></text:p>
                <text:p><text:span text:style-name="T2">[2]</text:span></text:p>
              </table:table-cell>
              <table:table-cell>
                <text:p><text:span text:style-name="T2">level</text:span></text:p>
                <text:p><text:span text:style-name="T2">[3]</text:span></text:p>
              </table:table-cell>
              <table:table-cell>
                <text:p><text:span text:style-name="T2">linenum</text:span></text:p>
                <text:p><text:span text:style-name="T2">[4]</text:span></text:p>
              </table:table-cell>
              <table:table-cell>
                <text:p><text:span text:style-name="T2">marker</text:span></text:p>
                <text:p><text:span text:style-name="T2">[5]</text:span></text:p>
              </table:table-cell>
              <table:table-cell>
                <text:p><text:span text:style-name="T2">indent</text:span></text:p>
                <text:p><text:span text:style-name="T2">[6]</text:span></text:p>
              </table:table-cell>
              <table:table-cell>
                <text:p><text:span text:style-name="T2">node_</text:span></text:p>
                <text:p><text:span text:style-name="T2">name</text:span></text:p>
                <text:p><text:span text:style-name="T2">[7]</text:span></text:p>
              </table:table-cell>
              <table:table-cell>
                <text:p><text:span text:style-name="T2">file</text:span></text:p>
                <text:p><text:span text:style-name="T2">[8]</text:span></text:p>
              </table:table-cell>
            </table:table-row>
          </table:table>
          <draw:image xlink:href="Pictures/TablePreview4.svm" xlink:type="simple" xlink:show="embed" xlink:actuate="onLoad"/>
        </draw:frame>
        <presentation:notes draw:style-name="dp2">
          <draw:page-thumbnail draw:style-name="gr9"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self.op used to hold output tokens</text:p>
          </draw:text-box>
        </draw:frame>
        <draw:frame presentation:style-name="pr5" draw:text-style-name="P10" draw:layer="layout" svg:width="25.199cm" svg:height="12.179cm" svg:x="1.4cm" svg:y="4.914cm" presentation:class="outline" presentation:user-transformed="true">
          <draw:text-box>
            <text:list text:style-name="L4">
              <text:list-item>
                <text:p><text:span text:style-name="T13">t[0] <text:s/>- Text of token <text:s text:c="2"/></text:span><text:span text:style-name="T14">print , a, =, 'hello', '', None</text:span></text:p>
              </text:list-item>
              <text:list-item>
                <text:p><text:span text:style-name="T13">t[1] <text:s/>- <text:s/>vardef <text:s/>(variable definition/assignment) <text:s text:c="3"/>- <text:s text:c="2"/></text:span><text:span text:style-name="T14">True, False, None</text:span></text:p>
              </text:list-item>
              <text:list-item>
                <text:p><text:span text:style-name="T13">t[2] – Scope <text:s text:c="12"/></text:span><text:span text:style-name="T14">main</text:span><text:span text:style-name="T13"> </text:span></text:p>
              </text:list-item>
              <text:list-item>
                <text:p><text:span text:style-name="T13">t[3] – Level <text:s text:c="5"/>(nesting depth, main is 0?) <text:s text:c="2"/>- <text:s/></text:span><text:span text:style-name="T14">3</text:span><text:span text:style-name="T13"> </text:span></text:p>
              </text:list-item>
              <text:list-item>
                <text:p><text:span text:style-name="T13">t[4] – Linenumber (line number in original source) - <text:s/></text:span><text:span text:style-name="T14">26</text:span></text:p>
              </text:list-item>
              <text:list-item>
                <text:p><text:span text:style-name="T13">t[5] – Marker – (descriptor of the token type) - </text:span><text:span text:style-name="T15">'func_args_end'</text:span></text:p>
              </text:list-item>
              <text:list-item>
                <text:p><text:span text:style-name="T13">t[6] – Indent – (how many levels to indent the output line) - </text:span><text:span text:style-name="T14">4</text:span></text:p>
              </text:list-item>
              <text:list-item>
                <text:p><text:span text:style-name="T13">t[7] – node_name – </text:span><text:span text:style-name="T15">Compare, int, str, list, Name, Lt, ...</text:span></text:p>
              </text:list-item>
              <text:list-item>
                <text:p><text:span text:style-name="T13">t[8] – File – filename containing source</text:span></text:p>
              </text:list-item>
            </text:list>
          </draw:text-box>
        </draw:frame>
        <presentation:notes draw:style-name="dp2">
          <draw:page-thumbnail draw:style-name="gr9"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self.var_d used to describe variable</text:p>
          </draw:text-box>
        </draw:frame>
        <draw:frame presentation:style-name="pr5" draw:text-style-name="P12" draw:layer="layout" svg:width="26.416cm" svg:height="15.735cm" svg:x="1.016cm" svg:y="4.223cm" presentation:class="outline" presentation:user-transformed="true">
          <draw:text-box>
            <text:list text:style-name="L4">
              <text:list-item>
                <text:p text:style-name="P11"><text:span text:style-name="T2">self.var_d[scope] [var] = </text:span><text:span text:style-name="T16"><text:s/>[ 'int', 'done', 1 ,consttyp, [deps], tok, arg_pos ]</text:span></text:p>
              </text:list-item>
              <text:list-item>
                <text:p text:style-name="P11"><text:span text:style-name="T2">[0] <text:s text:c="2"/>- type </text:span><text:span text:style-name="T16"><text:s/>'int' , 'float', 'list' None</text:span></text:p>
              </text:list-item>
              <text:list-item>
                <text:p text:style-name="P11"><text:span text:style-name="T2">[1] <text:s/>- Variable has been processed or not</text:span><text:span text:style-name="T17"> 'done', None</text:span></text:p>
              </text:list-item>
              <text:list-item>
                <text:p text:style-name="P11"><text:span text:style-name="T2">[2] <text:s/>- <text:s/>Usage count <text:s/></text:span><text:span text:style-name="T16">1 ,2</text:span><text:span text:style-name="T2"> <text:s/>(1 means it is only assigned once and may be a </text:span><text:span text:style-name="T16">const</text:span><text:span text:style-name="T2">)</text:span></text:p>
              </text:list-item>
              <text:list-item>
                <text:p text:style-name="P11"><text:span text:style-name="T2">[3] – constant type <text:s text:c="7"/></text:span></text:p>
              </text:list-item>
              <text:list-item>
                <text:p text:style-name="P11"><text:span text:style-name="T2">[4] – Dependency list <text:s text:c="4"/></text:span></text:p>
              </text:list-item>
              <text:list-item>
                <text:p text:style-name="P11"><text:span text:style-name="T2">[5] – token <text:s text:c="2"/></text:span><text:span text:style-name="T18"><text:s/></text:span><text:span text:style-name="T16"><text:s/>['RIGHT', True, 'main', 6, 71, None, 3, 'str', 'C:\tank.mpy']</text:span></text:p>
              </text:list-item>
              <text:list-item>
                <text:p text:style-name="P11"><text:span text:style-name="T2">[6] – arg_position </text:span><text:span text:style-name="T19"><text:s/>0, 1, 2</text:span><text:span text:style-name="T2"> <text:s text:c="2"/>(</text:span><text:span text:style-name="T19">0</text:span><text:span text:style-name="T2"> is not an function argument)</text:span></text:p>
                <text:p text:style-name="P11"><text:span text:style-name="T2"/></text:p>
              </text:list-item>
              <text:list-item>
                <text:p text:style-name="P11"><text:span text:style-name="T2">Dependency List = </text:span><text:span text:style-name="T16"><text:s/>[dependency_name, var_func_absvalue, typ, local_global ]</text:span></text:p>
              </text:list-item>
              <text:list-item>
                <text:p text:style-name="P11"><text:span text:style-name="T2">[0] – 'name of dependent variable </text:span><text:span text:style-name="T16"><text:s/>'position'</text:span></text:p>
              </text:list-item>
              <text:list-item>
                <text:p text:style-name="P11"><text:span text:style-name="T2">[1] – variable, func or absolute –</text:span><text:span text:style-name="T19"> </text:span><text:span text:style-name="T16">'abs' , 'var', 'func', 'func_extern'</text:span></text:p>
              </text:list-item>
              <text:list-item>
                <text:p text:style-name="P11"><text:span text:style-name="T2">[2] – type - </text:span><text:span text:style-name="T16"><text:s/>'int', 'float', 'str', 'list', <text:s/>None</text:span></text:p>
              </text:list-item>
              <text:list-item>
                <text:p text:style-name="P11"><text:span text:style-name="T2">[3] – local_global <text:s/></text:span><text:span text:style-name="T16"><text:s/>'main' </text:span><text:span text:style-name="T2"><text:s/>scope</text:span></text:p>
              </text:list-item>
              <text:list-item>
                <text:p text:style-name="P11"><text:span text:style-name="T2">[4] – Assignment count <text:s/></text:span><text:span text:style-name="T19"><text:s/>0, 1 ,2</text:span></text:p>
              </text:list-item>
            </text:list>
          </draw:text-box>
        </draw:frame>
        <presentation:notes draw:style-name="dp2">
          <draw:page-thumbnail draw:style-name="gr9"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13" draw:layer="layout" svg:width="25.199cm" svg:height="3.506cm" svg:x="1.4cm" svg:y="0.837cm" presentation:class="title" presentation:user-transformed="true">
          <draw:text-box>
            <text:p><text:span text:style-name="T20">self.call_d used to describe function call</text:span></text:p>
          </draw:text-box>
        </draw:frame>
        <draw:frame presentation:style-name="pr5" draw:text-style-name="P2" draw:layer="layout" svg:width="26.416cm" svg:height="15.735cm" svg:x="1.016cm" svg:y="4.223cm" presentation:class="outline" presentation:user-transformed="true">
          <draw:text-box>
            <text:list text:style-name="L4">
              <text:list-item>
                <text:p><text:span text:style-name="T2">self.call_d[ callname ] <text:s/>= [[ scope ,tok, param_list] ... ] <text:s/>One list item per call</text:span></text:p>
                <text:p><text:span text:style-name="T2"/></text:p>
              </text:list-item>
              <text:list-item>
                <text:p><text:span text:style-name="T2">[0] – scope <text:s/></text:span><text:span text:style-name="T16"><text:s/>'main'</text:span></text:p>
              </text:list-item>
              <text:list-item>
                <text:p><text:span text:style-name="T2">[1] – tok <text:s text:c="2"/></text:span><text:span text:style-name="T16"><text:s/>['print__mpy__', False, 'main', 6, 58, None, 3, 'str', 'C:\.mpy'] <text:s/></text:span></text:p>
              </text:list-item>
              <text:list-item>
                <text:p><text:span text:style-name="T2">[2] - paramer_list</text:span></text:p>
              </text:list-item>
              <text:list-item>
                <text:p><text:span text:style-name="T2"/></text:p>
              </text:list-item>
              <text:list-item>
                <text:p><text:span text:style-name="T2">parameter_list = <text:s/>[ element, arg_position, typ, var_func_absvalue, local_global, tok ]</text:span></text:p>
              </text:list-item>
              <text:list-item>
                <text:p><text:span text:style-name="T2">[0] – element name <text:s/></text:span><text:span text:style-name="T16"><text:s/>'position'</text:span></text:p>
              </text:list-item>
              <text:list-item>
                <text:p><text:span text:style-name="T2">[1] – arg_position <text:s/></text:span><text:span text:style-name="T16">1,2,3</text:span><text:span text:style-name="T2"> (not 0) there may be multiple params with the same arg_position</text:span></text:p>
              </text:list-item>
              <text:list-item>
                <text:p><text:span text:style-name="T2">[2] – type - </text:span><text:span text:style-name="T16">'int', 'float', 'str', 'list', <text:s/>None</text:span></text:p>
              </text:list-item>
              <text:list-item>
                <text:p><text:span text:style-name="T2">[3] – var_func_absvalue - </text:span><text:span text:style-name="T16">'abs' , 'var', 'func', 'func_extern'</text:span></text:p>
              </text:list-item>
              <text:list-item>
                <text:p><text:span text:style-name="T2">[4] – local_global <text:s text:c="2"/>- </text:span><text:span text:style-name="T16"><text:s/>'main'</text:span></text:p>
              </text:list-item>
              <text:list-item>
                <text:p><text:span text:style-name="T2">[5] - <text:s/>tok -</text:span><text:span text:style-name="T16"> ['STOP', False, 'main', 7, 91, None, 3, 'str', 'C:\tmp1.mpy']] </text:span></text:p>
              </text:list-item>
            </text:list>
          </draw:text-box>
        </draw:frame>
        <presentation:notes draw:style-name="dp2">
          <draw:page-thumbnail draw:style-name="gr9"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Sequence of operations</text:p>
          </draw:text-box>
        </draw:frame>
        <draw:frame presentation:style-name="pr5" draw:text-style-name="P12" draw:layer="layout" svg:width="25.199cm" svg:height="17.356cm" svg:x="1.4cm" svg:y="3.644cm" presentation:class="outline" presentation:user-transformed="true">
          <draw:text-box>
            <text:list text:style-name="L4">
              <text:list-item>
                <text:p text:style-name="P11"><text:span text:style-name="T2">switch_debug_on() <text:s/>- enable debug with </text:span><text:span text:style-name="T21">__mpy_verbose_debug_on__</text:span></text:p>
              </text:list-item>
              <text:list-item>
                <text:p text:style-name="P11"><text:span text:style-name="T2">replace_print() <text:s/>- replaces print with _print_mpy_ function</text:span></text:p>
              </text:list-item>
              <text:list-item>
                <text:p text:style-name="P11"><text:span text:style-name="T2">ast.parse(mpycode) – reads the mpy code using 'ast' module</text:span></text:p>
              </text:list-item>
              <text:list-item>
                <text:p text:style-name="P11"><text:span text:style-name="T2">setup_hfile_variables_list(hfile) – reads in &lt;cpu&gt;.h file to define all standard vars</text:span></text:p>
              </text:list-item>
              <text:list-item>
                <text:p text:style-name="P11"><text:span text:style-name="T2">walk_node() - traverses 'ast' and builds self.op buffer</text:span></text:p>
              </text:list-item>
              <text:list-item>
                <text:p text:style-name="P11"><text:span text:style-name="T2">reorder_functions() - places toplevel and main code at the end of the buffer</text:span></text:p>
              </text:list-item>
              <text:list-item>
                <text:p text:style-name="P11"><text:span text:style-name="T2">convert_for_statements() - translate pthon style 'for' statements in to C format.</text:span></text:p>
              </text:list-item>
              <text:list-item>
                <text:p text:style-name="P11"><text:span text:style-name="T2">convert_print_statements() - converts all the mpy print functions, (including lcd)</text:span></text:p>
              </text:list-item>
              <text:list-item>
                <text:p text:style-name="P11"><text:span text:style-name="T2">remove_last_commas() - removes trailing ',' from parameter lists ( added by 'ast')</text:span></text:p>
              </text:list-item>
              <text:list-item>
                <text:p text:style-name="P11"><text:span text:style-name="T2">replace_define_micro() - relpace the define_micro() <text:s/>&lt;obs&gt;</text:span></text:p>
              </text:list-item>
              <text:list-item>
                <text:p text:style-name="P11"><text:span text:style-name="T2">add_main_definition() - inserts a main() function to the output</text:span></text:p>
              </text:list-item>
              <text:list-item>
                <text:p text:style-name="P11"><text:span text:style-name="T2">remove_includes() - get rid of the includes (were included in walk_node()) </text:span></text:p>
              </text:list-item>
              <text:list-item>
                <text:p text:style-name="P11"><text:span text:style-name="T2">get_macros() - find the mpy macros</text:span></text:p>
              </text:list-item>
              <text:list-item>
                <text:p text:style-name="P11"><text:span text:style-name="T2">add_mpy_macros() - </text:span></text:p>
              </text:list-item>
              <text:list-item>
                <text:p text:style-name="P11"><text:span text:style-name="T2">replace_macros() -</text:span></text:p>
              </text:list-item>
              <text:list-item>
                <text:p text:style-name="P11"><text:span text:style-name="T2">add_variable_definitions() <text:s/>- add all the variable definitions</text:span></text:p>
              </text:list-item>
              <text:list-item>
                <text:p text:style-name="P11"><text:span text:style-name="T2">process_interrupt_functions() - Adds interrupt(VECTOR) into interrupt function definitions</text:span></text:p>
              </text:list-item>
            </text:list>
          </draw:text-box>
        </draw:frame>
        <presentation:notes draw:style-name="dp2">
          <draw:page-thumbnail draw:style-name="gr9"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Arrowheads_20_2" draw:display-name="Arrowheads 2" svg:viewBox="0 0 1131 2256" svg:d="m1127 2120-449-2006-9-42-25-39-38-25-38-8-43 8-38 25-25 39-9 42-449 2006v13l-4 9 9 42 25 38 38 25 42 9h903l42-9 38-25 26-38 8-42v-9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2-29T11:42:04.01</meta:creation-date>
    <dc:date>2014-01-04T18:12:19.01</dc:date>
    <meta:editing-duration>P4DT1H58M1S</meta:editing-duration>
    <meta:editing-cycles>26</meta:editing-cycles>
    <meta:generator>OpenOffice.org/3.4.1$Win32 OpenOffice.org_project/341m1$Build-9593</meta:generator>
    <meta:print-date>2013-12-30T16:26:50.61</meta:print-date>
    <meta:document-statistic meta:object-count="82"/>
  </office:meta>
</office:document-meta>
</file>